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659" officeooo:paragraph-rsid="001bd659"/>
    </style:style>
    <style:style style:name="P2" style:family="paragraph" style:parent-style-name="Standard">
      <style:text-properties officeooo:rsid="001ca01e" officeooo:paragraph-rsid="001ca01e"/>
    </style:style>
    <style:style style:name="P3" style:family="paragraph" style:parent-style-name="Standard">
      <style:text-properties officeooo:rsid="00214cc8" officeooo:paragraph-rsid="00214cc8"/>
    </style:style>
    <style:style style:name="P4" style:family="paragraph" style:parent-style-name="Standard" style:list-style-name="L1">
      <style:text-properties officeooo:rsid="00214cc8" officeooo:paragraph-rsid="00214cc8"/>
    </style:style>
    <style:style style:name="P5" style:family="paragraph" style:parent-style-name="Standard" style:list-style-name="L1">
      <style:text-properties officeooo:rsid="00214cc8" officeooo:paragraph-rsid="00253ccb"/>
    </style:style>
    <style:style style:name="P6" style:family="paragraph" style:parent-style-name="Standard" style:list-style-name="L1">
      <style:text-properties officeooo:rsid="001bd659" officeooo:paragraph-rsid="001bd659"/>
    </style:style>
    <style:style style:name="P7" style:family="paragraph" style:parent-style-name="Standard" style:list-style-name="L1">
      <style:text-properties officeooo:rsid="001ff788" officeooo:paragraph-rsid="001ff788"/>
    </style:style>
    <style:style style:name="P8" style:family="paragraph" style:parent-style-name="Standard" style:list-style-name="L1">
      <style:text-properties officeooo:rsid="001ca01e" officeooo:paragraph-rsid="001ca01e"/>
    </style:style>
    <style:style style:name="P9" style:family="paragraph" style:parent-style-name="Standard" style:list-style-name="L1">
      <style:text-properties officeooo:rsid="001ca01e" officeooo:paragraph-rsid="00253ccb"/>
    </style:style>
    <style:style style:name="P10" style:family="paragraph" style:parent-style-name="Standard" style:list-style-name="L1">
      <style:text-properties officeooo:rsid="001ca01e" officeooo:paragraph-rsid="00242bda"/>
    </style:style>
    <style:style style:name="P11" style:family="paragraph" style:parent-style-name="Standard" style:list-style-name="L1">
      <style:text-properties officeooo:rsid="001e01dc" officeooo:paragraph-rsid="00253ccb"/>
    </style:style>
    <style:style style:name="P12" style:family="paragraph" style:parent-style-name="Standard" style:list-style-name="L1">
      <style:text-properties officeooo:rsid="001e01dc" officeooo:paragraph-rsid="001e01dc"/>
    </style:style>
    <style:style style:name="P13" style:family="paragraph" style:parent-style-name="Standard" style:list-style-name="L1">
      <style:text-properties officeooo:rsid="00242bda" officeooo:paragraph-rsid="00242bda"/>
    </style:style>
    <style:style style:name="P14" style:family="paragraph" style:parent-style-name="Standard" style:list-style-name="L1">
      <style:text-properties officeooo:rsid="00242bda" officeooo:paragraph-rsid="00253ccb"/>
    </style:style>
    <style:style style:name="P15" style:family="paragraph" style:parent-style-name="Standard" style:list-style-name="L1">
      <style:text-properties officeooo:rsid="00253ccb" officeooo:paragraph-rsid="00253ccb"/>
    </style:style>
    <style:style style:name="P16" style:family="paragraph" style:parent-style-name="Standard" style:list-style-name="L1">
      <style:text-properties officeooo:rsid="0021fd5b" officeooo:paragraph-rsid="00242bda"/>
    </style:style>
    <style:style style:name="P17" style:family="paragraph" style:parent-style-name="Standard" style:list-style-name="L1">
      <style:text-properties officeooo:rsid="0021fd5b" officeooo:paragraph-rsid="0021fd5b"/>
    </style:style>
    <style:style style:name="P18" style:family="paragraph" style:parent-style-name="Standard" style:list-style-name="L1">
      <style:text-properties officeooo:rsid="002366d1" officeooo:paragraph-rsid="002366d1"/>
    </style:style>
    <style:style style:name="P19" style:family="paragraph" style:parent-style-name="Standard" style:list-style-name="L1">
      <style:text-properties officeooo:rsid="0023000f" officeooo:paragraph-rsid="0023000f"/>
    </style:style>
    <style:style style:name="P20" style:family="paragraph" style:parent-style-name="Standard" style:list-style-name="L1">
      <style:text-properties officeooo:rsid="00249054" officeooo:paragraph-rsid="00249054"/>
    </style:style>
    <style:style style:name="P21" style:family="paragraph" style:parent-style-name="Standard" style:list-style-name="L1">
      <style:text-properties officeooo:rsid="001d314d" officeooo:paragraph-rsid="001d314d"/>
    </style:style>
    <style:style style:name="P22" style:family="paragraph" style:parent-style-name="Standard" style:list-style-name="L1">
      <style:text-properties officeooo:rsid="0022d032" officeooo:paragraph-rsid="0022d032"/>
    </style:style>
    <style:style style:name="P23" style:family="paragraph" style:parent-style-name="Standard" style:list-style-name="L1">
      <style:text-properties officeooo:rsid="002041fe" officeooo:paragraph-rsid="002041fe"/>
    </style:style>
    <style:style style:name="P24" style:family="paragraph" style:parent-style-name="Standard" style:list-style-name="L1">
      <style:text-properties officeooo:rsid="002041fe" officeooo:paragraph-rsid="002b15c6"/>
    </style:style>
    <style:style style:name="P25" style:family="paragraph" style:parent-style-name="Standard" style:list-style-name="L1">
      <style:text-properties officeooo:rsid="0020bb5e" officeooo:paragraph-rsid="0020bb5e"/>
    </style:style>
    <style:style style:name="P26" style:family="paragraph" style:parent-style-name="Standard" style:list-style-name="L1">
      <style:text-properties officeooo:rsid="00261a71" officeooo:paragraph-rsid="00261a71"/>
    </style:style>
    <style:style style:name="P27" style:family="paragraph" style:parent-style-name="Standard" style:list-style-name="L1">
      <style:text-properties officeooo:rsid="0027aa5e" officeooo:paragraph-rsid="0027aa5e"/>
    </style:style>
    <style:style style:name="P28" style:family="paragraph" style:parent-style-name="Standard" style:list-style-name="L1">
      <style:text-properties officeooo:rsid="00297f0a" officeooo:paragraph-rsid="00297f0a"/>
    </style:style>
    <style:style style:name="P29" style:family="paragraph" style:parent-style-name="Standard" style:list-style-name="L1">
      <style:text-properties officeooo:rsid="002a61ef" officeooo:paragraph-rsid="002a61ef"/>
    </style:style>
    <style:style style:name="P30" style:family="paragraph" style:parent-style-name="Standard" style:list-style-name="L1">
      <style:text-properties officeooo:rsid="002b15c6" officeooo:paragraph-rsid="002b15c6"/>
    </style:style>
    <style:style style:name="T1" style:family="text">
      <style:text-properties officeooo:rsid="001d314d"/>
    </style:style>
    <style:style style:name="T2" style:family="text">
      <style:text-properties officeooo:rsid="002041fe"/>
    </style:style>
    <style:style style:name="T3" style:family="text">
      <style:text-properties officeooo:rsid="00214cc8"/>
    </style:style>
    <style:style style:name="T4" style:family="text">
      <style:text-properties officeooo:rsid="0023000f"/>
    </style:style>
    <style:style style:name="T5" style:family="text">
      <style:text-properties officeooo:rsid="00242bda"/>
    </style:style>
    <style:style style:name="T6" style:family="text">
      <style:text-properties officeooo:rsid="00253ccb"/>
    </style:style>
    <style:style style:name="T7" style:family="text">
      <style:text-properties officeooo:rsid="002b15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ed Mechanical Engineering</text:p>
      <text:p text:style-name="P1"/>
      <text:p text:style-name="P1"/>
      <text:list xml:id="list7837542671342761465" text:style-name="L1">
        <text:list-item>
          <text:p text:style-name="P4">PART</text:p>
          <text:list>
            <text:list-item>
              <text:p text:style-name="P4">Chapter</text:p>
              <text:list>
                <text:list-item>
                  <text:p text:style-name="P4">Section</text:p>
                  <text:list>
                    <text:list-item>
                      <text:p text:style-name="P4">Subsection</text:p>
                      <text:list>
                        <text:list-item>
                          <text:p text:style-name="P4">Paragraph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14552877225545" text:continue-numbering="true" text:style-name="L1">
        <text:list-item>
          <text:p text:style-name="P6">Introduction</text:p>
          <text:list>
            <text:list-item>
              <text:p text:style-name="P4">Introduction </text:p>
              <text:list>
                <text:list-item>
                  <text:p text:style-name="P6">Why?</text:p>
                </text:list-item>
                <text:list-item>
                  <text:p text:style-name="P4">Sections on Selected Companies</text:p>
                </text:list-item>
                <text:list-item>
                  <text:p text:style-name="P27">Layout of the text</text:p>
                </text:list-item>
              </text:list>
            </text:list-item>
            <text:list-item>
              <text:p text:style-name="P6">Historical Perspectives</text:p>
            </text:list-item>
            <text:list-item>
              <text:p text:style-name="P7">Is there such a thing as optimal design?</text:p>
            </text:list-item>
            <text:list-item>
              <text:p text:style-name="P7">Can you learn the art/science of design?</text:p>
            </text:list-item>
            <text:list-item>
              <text:p text:style-name="P8">How to Design a Component</text:p>
            </text:list-item>
            <text:list-item>
              <text:p text:style-name="P9">Hand Tools</text:p>
              <text:list>
                <text:list-item>
                  <text:p text:style-name="P11">Manual</text:p>
                </text:list-item>
                <text:list-item>
                  <text:p text:style-name="P11">Electric</text:p>
                </text:list-item>
                <text:list-item>
                  <text:p text:style-name="P11">Pneumatic</text:p>
                </text:list-item>
                <text:list-item>
                  <text:p text:style-name="P27">Hydraulic</text:p>
                </text:list-item>
              </text:list>
            </text:list-item>
          </text:list>
        </text:list-item>
        <text:list-item>
          <text:p text:style-name="P10">Materials</text:p>
          <text:list>
            <text:list-item>
              <text:p text:style-name="P10">What affects material selections</text:p>
            </text:list-item>
            <text:list-item>
              <text:p text:style-name="P10">Common Materials</text:p>
              <text:list>
                <text:list-item>
                  <text:p text:style-name="P10">Steel - <text:span text:style-name="T3">Alloys</text:span></text:p>
                </text:list-item>
                <text:list-item>
                  <text:p text:style-name="P10">Stainless Steel - <text:span text:style-name="T3">Alloys</text:span></text:p>
                </text:list-item>
                <text:list-item>
                  <text:p text:style-name="P10">Aluminum – <text:span text:style-name="T3">Alloys</text:span></text:p>
                </text:list-item>
                <text:list-item>
                  <text:p text:style-name="P10">Plastic</text:p>
                  <text:list>
                    <text:list-item>
                      <text:p text:style-name="P10">PVC</text:p>
                    </text:list-item>
                    <text:list-item>
                      <text:p text:style-name="P10">ABS</text:p>
                    </text:list-item>
                    <text:list-item>
                      <text:p text:style-name="P10">PMMA</text:p>
                    </text:list-item>
                    <text:list-item>
                      <text:p text:style-name="P10">PolyEthylene (Family)</text:p>
                    </text:list-item>
                    <text:list-item>
                      <text:p text:style-name="P10">Nylon (Family)</text:p>
                    </text:list-item>
                    <text:list-item>
                      <text:p text:style-name="P10">PTFE</text:p>
                    </text:list-item>
                    <text:list-item>
                      <text:p text:style-name="P10">Poly-Carbonate</text:p>
                    </text:list-item>
                  </text:list>
                </text:list-item>
                <text:list-item>
                  <text:p text:style-name="P10">Wood</text:p>
                </text:list-item>
              </text:list>
            </text:list-item>
          </text:list>
        </text:list-item>
        <text:list-item>
          <text:p text:style-name="P12">Manufacturing Techniques</text:p>
          <text:list>
            <text:list-item>
              <text:p text:style-name="P13">Introduction</text:p>
            </text:list-item>
            <text:list-item>
              <text:p text:style-name="P8">Machin<text:span text:style-name="T6">ing</text:span></text:p>
              <text:list>
                <text:list-item>
                  <text:p text:style-name="P5">Fixturing Methods</text:p>
                  <text:list>
                    <text:list-item>
                      <text:p text:style-name="P5">Vices</text:p>
                    </text:list-item>
                    <text:list-item>
                      <text:p text:style-name="P5">Clamps</text:p>
                    </text:list-item>
                    <text:list-item>
                      <text:p text:style-name="P5"><text:soft-page-break/>Jigs</text:p>
                    </text:list-item>
                  </text:list>
                </text:list-item>
                <text:list-item>
                  <text:p text:style-name="P15">Milling</text:p>
                </text:list-item>
                <text:list-item>
                  <text:p text:style-name="P15">Turning</text:p>
                </text:list-item>
                <text:list-item>
                  <text:p text:style-name="P15">Drilling</text:p>
                </text:list-item>
                <text:list-item>
                  <text:p text:style-name="P15">Reaming</text:p>
                </text:list-item>
                <text:list-item>
                  <text:p text:style-name="P15">Countersink / Counterbore</text:p>
                </text:list-item>
                <text:list-item>
                  <text:p text:style-name="P15">Tapping</text:p>
                </text:list-item>
                <text:list-item>
                  <text:p text:style-name="P15">Shaping</text:p>
                </text:list-item>
                <text:list-item>
                  <text:p text:style-name="P15">Broaching</text:p>
                  <text:list>
                    <text:list-item>
                      <text:p text:style-name="P15">Linear</text:p>
                    </text:list-item>
                    <text:list-item>
                      <text:p text:style-name="P15">Rotary</text:p>
                    </text:list-item>
                  </text:list>
                </text:list-item>
                <text:list-item>
                  <text:p text:style-name="P15">Planing</text:p>
                </text:list-item>
                <text:list-item>
                  <text:p text:style-name="P15">Filing</text:p>
                </text:list-item>
                <text:list-item>
                  <text:p text:style-name="P15">Routing</text:p>
                </text:list-item>
                <text:list-item>
                  <text:p text:style-name="P15">Electron Discharge</text:p>
                </text:list-item>
                <text:list-item>
                  <text:p text:style-name="P15">Machine Tools</text:p>
                  <text:list>
                    <text:list-item>
                      <text:p text:style-name="P8">Lathe</text:p>
                    </text:list-item>
                    <text:list-item>
                      <text:p text:style-name="P8">Shaper</text:p>
                    </text:list-item>
                    <text:list-item>
                      <text:p text:style-name="P8">Horizontal Milling Machine</text:p>
                    </text:list-item>
                    <text:list-item>
                      <text:p text:style-name="P8">Vertical Milling Machine</text:p>
                    </text:list-item>
                    <text:list-item>
                      <text:p text:style-name="P8">Hobbing Machine</text:p>
                    </text:list-item>
                    <text:list-item>
                      <text:p text:style-name="P16">Machining Cente<text:span text:style-name="T5">r</text:span></text:p>
                    </text:list-item>
                    <text:list-item>
                      <text:p text:style-name="P15">Broaching Machine</text:p>
                      <text:list>
                        <text:list-item>
                          <text:p text:style-name="P15">Arbor Press</text:p>
                        </text:list-item>
                      </text:list>
                    </text:list-item>
                    <text:list-item>
                      <text:p text:style-name="P15">Electron Discharge Machine</text:p>
                    </text:list-item>
                  </text:list>
                </text:list-item>
              </text:list>
            </text:list-item>
            <text:list-item>
              <text:p text:style-name="P13">Casting <text:s/>– Molten Metal</text:p>
              <text:list>
                <text:list-item>
                  <text:p text:style-name="P18">Die Casting</text:p>
                </text:list-item>
                <text:list-item>
                  <text:p text:style-name="P18">Investment Casting – Lost Wax</text:p>
                </text:list-item>
                <text:list-item>
                  <text:p text:style-name="P18">Sand Casting</text:p>
                </text:list-item>
                <text:list-item>
                  <text:p text:style-name="P18">Centrifugal <text:span text:style-name="T5">Casting</text:span></text:p>
                </text:list-item>
              </text:list>
            </text:list-item>
            <text:list-item>
              <text:p text:style-name="P13">Molding</text:p>
              <text:list>
                <text:list-item>
                  <text:p text:style-name="P13">Sintered Powdered Metal</text:p>
                </text:list-item>
                <text:list-item>
                  <text:p text:style-name="P13">Spray Forming</text:p>
                </text:list-item>
                <text:list-item>
                  <text:p text:style-name="P13">Injection Molding</text:p>
                </text:list-item>
                <text:list-item>
                  <text:p text:style-name="P13">Blow Molding</text:p>
                </text:list-item>
                <text:list-item>
                  <text:p text:style-name="P13">Compression Molding</text:p>
                </text:list-item>
                <text:list-item>
                  <text:p text:style-name="P13">Rotational Molding</text:p>
                </text:list-item>
                <text:list-item>
                  <text:p text:style-name="P13">Dip Molding</text:p>
                </text:list-item>
              </text:list>
            </text:list-item>
            <text:list-item>
              <text:p text:style-name="P12">Forming</text:p>
              <text:list>
                <text:list-item>
                  <text:p text:style-name="P18">Rolling</text:p>
                </text:list-item>
                <text:list-item>
                  <text:p text:style-name="P14">Extrusion</text:p>
                </text:list-item>
                <text:list-item>
                  <text:p text:style-name="P13">Forging</text:p>
                </text:list-item>
                <text:list-item>
                  <text:p text:style-name="P14">Pressing</text:p>
                </text:list-item>
                <text:list-item>
                  <text:p text:style-name="P14">Bending</text:p>
                </text:list-item>
                <text:list-item>
                  <text:p text:style-name="P12">Hydro-Forming</text:p>
                </text:list-item>
                <text:list-item>
                  <text:p text:style-name="P18"><text:soft-page-break/>Thermo-Forming</text:p>
                </text:list-item>
              </text:list>
            </text:list-item>
            <text:list-item>
              <text:p text:style-name="P12">Cutting</text:p>
              <text:list>
                <text:list-item>
                  <text:p text:style-name="P12">Shear – <text:span text:style-name="T5">Forming Process</text:span></text:p>
                  <text:list>
                    <text:list-item>
                      <text:p text:style-name="P12">Shearing</text:p>
                    </text:list-item>
                    <text:list-item>
                      <text:p text:style-name="P12">Stamping</text:p>
                    </text:list-item>
                  </text:list>
                </text:list-item>
                <text:list-item>
                  <text:p text:style-name="P12">Saws</text:p>
                  <text:list>
                    <text:list-item>
                      <text:p text:style-name="P12">Band Saw</text:p>
                      <text:list>
                        <text:list-item>
                          <text:p text:style-name="P12">Vertical </text:p>
                        </text:list-item>
                        <text:list-item>
                          <text:p text:style-name="P12">Horizontal</text:p>
                        </text:list-item>
                      </text:list>
                    </text:list-item>
                    <text:list-item>
                      <text:p text:style-name="P12">Circular Saw</text:p>
                      <text:list>
                        <text:list-item>
                          <text:p text:style-name="P12">Dry</text:p>
                        </text:list-item>
                        <text:list-item>
                          <text:p text:style-name="P12">Cold</text:p>
                        </text:list-item>
                      </text:list>
                    </text:list-item>
                  </text:list>
                </text:list-item>
                <text:list-item>
                  <text:p text:style-name="P12">Cutting Tables</text:p>
                  <text:list>
                    <text:list-item>
                      <text:p text:style-name="P12">Plasma</text:p>
                    </text:list-item>
                    <text:list-item>
                      <text:p text:style-name="P12">Water jet</text:p>
                    </text:list-item>
                    <text:list-item>
                      <text:p text:style-name="P12">Laser</text:p>
                    </text:list-item>
                  </text:list>
                </text:list-item>
              </text:list>
            </text:list-item>
            <text:list-item>
              <text:p text:style-name="P12">Abrasives</text:p>
              <text:list>
                <text:list-item>
                  <text:p text:style-name="P12">Grinding</text:p>
                </text:list-item>
                <text:list-item>
                  <text:p text:style-name="P12">Sanding</text:p>
                </text:list-item>
                <text:list-item>
                  <text:p text:style-name="P12">Polishing</text:p>
                </text:list-item>
              </text:list>
            </text:list-item>
            <text:list-item>
              <text:p text:style-name="P17">Computer Aided Manufacturing (CAM)</text:p>
              <text:list>
                <text:list-item>
                  <text:p text:style-name="P17">G – Code</text:p>
                </text:list-item>
                <text:list-item>
                  <text:p text:style-name="P17">G – Code Software</text:p>
                </text:list-item>
                <text:list-item>
                  <text:p text:style-name="P17">Selected Companies</text:p>
                  <text:list>
                    <text:list-item>
                      <text:p text:style-name="P17">Master CAM</text:p>
                    </text:list-item>
                    <text:list-item>
                      <text:p text:style-name="P17">Feature CAM</text:p>
                    </text:list-item>
                    <text:list-item>
                      <text:p text:style-name="P17">Easy CA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Rapid Prototyping Technologies</text:p>
          <text:list>
            <text:list-item>
              <text:p text:style-name="P18">Stereo Lithography (SLA)</text:p>
            </text:list-item>
            <text:list-item>
              <text:p text:style-name="P18">Fused Deposition Modeling (FDM)</text:p>
            </text:list-item>
            <text:list-item>
              <text:p text:style-name="P18">STL File Format</text:p>
            </text:list-item>
          </text:list>
        </text:list-item>
        <text:list-item>
          <text:p text:style-name="P4">Rigid <text:span text:style-name="T4">Component </text:span>Assembly Methods</text:p>
          <text:list>
            <text:list-item>
              <text:p text:style-name="P8">Nuts, Bolts, and screws</text:p>
            </text:list-item>
            <text:list-item>
              <text:p text:style-name="P4">Rivets and Rivet Nuts</text:p>
            </text:list-item>
            <text:list-item>
              <text:p text:style-name="P8">Fits (Press, Thermal, <text:span text:style-name="T2">Pins, </text:span>etc...)</text:p>
            </text:list-item>
            <text:list-item>
              <text:p text:style-name="P8">Binding</text:p>
              <text:list>
                <text:list-item>
                  <text:p text:style-name="P8">Bailing wire</text:p>
                </text:list-item>
                <text:list-item>
                  <text:p text:style-name="P8">Staples</text:p>
                </text:list-item>
                <text:list-item>
                  <text:p text:style-name="P8">Clamps</text:p>
                </text:list-item>
              </text:list>
            </text:list-item>
            <text:list-item>
              <text:p text:style-name="P19">Welding</text:p>
              <text:list>
                <text:list-item>
                  <text:p text:style-name="P19">Gas Welding</text:p>
                </text:list-item>
                <text:list-item>
                  <text:p text:style-name="P19">Shielded Metal Arc Welding (SMAW)</text:p>
                </text:list-item>
                <text:list-item>
                  <text:p text:style-name="P19">Metal Inert Gas (MIG)</text:p>
                </text:list-item>
                <text:list-item>
                  <text:p text:style-name="P19">Tungsten Inert Gas (TIG)</text:p>
                </text:list-item>
                <text:list-item>
                  <text:p text:style-name="P19">Laser</text:p>
                </text:list-item>
                <text:list-item>
                  <text:p text:style-name="P20"><text:soft-page-break/>Electron Beam</text:p>
                </text:list-item>
                <text:list-item>
                  <text:p text:style-name="P20">Resistance Welding</text:p>
                </text:list-item>
                <text:list-item>
                  <text:p text:style-name="P19">Friction</text:p>
                </text:list-item>
              </text:list>
            </text:list-item>
            <text:list-item>
              <text:p text:style-name="P20">Brazing and Soldering</text:p>
              <text:list>
                <text:list-item>
                  <text:p text:style-name="P20">Iron</text:p>
                </text:list-item>
                <text:list-item>
                  <text:p text:style-name="P20">Torch</text:p>
                </text:list-item>
                <text:list-item>
                  <text:p text:style-name="P20">Induction</text:p>
                </text:list-item>
              </text:list>
            </text:list-item>
            <text:list-item>
              <text:p text:style-name="P8">Glues and Epoxies</text:p>
              <text:list>
                <text:list-item>
                  <text:p text:style-name="P19">Two part Epoxies</text:p>
                </text:list-item>
                <text:list-item>
                  <text:p text:style-name="P19">Cyano-acrylates</text:p>
                </text:list-item>
                <text:list-item>
                  <text:p text:style-name="P28">Methyl-Ethyl-Ketone</text:p>
                </text:list-item>
                <text:list-item>
                  <text:p text:style-name="P28">Acetone</text:p>
                </text:list-item>
              </text:list>
            </text:list-item>
          </text:list>
        </text:list-item>
        <text:list-item>
          <text:p text:style-name="P4">Sliding and Rolling Methods</text:p>
          <text:list>
            <text:list-item>
              <text:p text:style-name="P4">Ways</text:p>
            </text:list-item>
            <text:list-item>
              <text:p text:style-name="P4">Bearings</text:p>
            </text:list-item>
          </text:list>
        </text:list-item>
        <text:list-item>
          <text:p text:style-name="P21">Drawings</text:p>
          <text:list>
            <text:list-item>
              <text:p text:style-name="P17">Drawings</text:p>
              <text:list>
                <text:list-item>
                  <text:p text:style-name="P21">What is important in a drawing</text:p>
                </text:list-item>
                <text:list-item>
                  <text:p text:style-name="P21">How to Dimension your Drawings</text:p>
                </text:list-item>
              </text:list>
            </text:list-item>
            <text:list-item>
              <text:p text:style-name="P12">Tolerances</text:p>
            </text:list-item>
            <text:list-item>
              <text:p text:style-name="P12">Surface Finishes</text:p>
            </text:list-item>
            <text:list-item>
              <text:p text:style-name="P21">GD&amp;T</text:p>
            </text:list-item>
            <text:list-item>
              <text:p text:style-name="P17">Computer Aided Design (CAD)</text:p>
            </text:list-item>
            <text:list-item>
              <text:p text:style-name="P22">Selected Companies</text:p>
              <text:list>
                <text:list-item>
                  <text:p text:style-name="P22">GD&amp;T Companies</text:p>
                </text:list-item>
                <text:list-item>
                  <text:p text:style-name="P22">CAD Companies</text:p>
                  <text:list>
                    <text:list-item>
                      <text:p text:style-name="P22">PTC CREO</text:p>
                    </text:list-item>
                    <text:list-item>
                      <text:p text:style-name="P22">Dassault Systems Solidworks</text:p>
                    </text:list-item>
                    <text:list-item>
                      <text:p text:style-name="P22">Autodesk Invento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Plumbing</text:p>
          <text:list>
            <text:list-item>
              <text:p text:style-name="P28">Pipe Fittings and Threading</text:p>
              <text:list>
                <text:list-item>
                  <text:p text:style-name="P28">NPT</text:p>
                </text:list-item>
                <text:list-item>
                  <text:p text:style-name="P28">NPS</text:p>
                </text:list-item>
                <text:list-item>
                  <text:p text:style-name="P28">BPT</text:p>
                </text:list-item>
              </text:list>
            </text:list-item>
            <text:list-item>
              <text:p text:style-name="P28">Hose and Tubes</text:p>
              <text:list>
                <text:list-item>
                  <text:p text:style-name="P28">Barbs</text:p>
                </text:list-item>
                <text:list-item>
                  <text:p text:style-name="P28">Compression Fittings</text:p>
                </text:list-item>
              </text:list>
            </text:list-item>
            <text:list-item>
              <text:p text:style-name="P28">Pumps</text:p>
              <text:list>
                <text:list-item>
                  <text:p text:style-name="P28">Centrifugal</text:p>
                </text:list-item>
                <text:list-item>
                  <text:p text:style-name="P28">Piston</text:p>
                </text:list-item>
                <text:list-item>
                  <text:p text:style-name="P28">Screw</text:p>
                </text:list-item>
                <text:list-item>
                  <text:p text:style-name="P28">Series and Parallel</text:p>
                </text:list-item>
              </text:list>
            </text:list-item>
          </text:list>
        </text:list-item>
        <text:list-item>
          <text:p text:style-name="P8">How to Design an Assembly</text:p>
          <text:list>
            <text:list-item>
              <text:p text:style-name="P8">What to Design – What to Buy</text:p>
            </text:list-item>
            <text:list-item>
              <text:p text:style-name="P30">Frames and Boxes</text:p>
              <text:list>
                <text:list-item>
                  <text:p text:style-name="P30"><text:soft-page-break/>Extrusions</text:p>
                  <text:list>
                    <text:list-item>
                      <text:p text:style-name="P30">Unistrut</text:p>
                    </text:list-item>
                    <text:list-item>
                      <text:p text:style-name="P30">80/20</text:p>
                    </text:list-item>
                  </text:list>
                </text:list-item>
                <text:list-item>
                  <text:p text:style-name="P30">Project Boxes</text:p>
                </text:list-item>
              </text:list>
            </text:list-item>
            <text:list-item>
              <text:p text:style-name="P8">Off the Shelf Components</text:p>
            </text:list-item>
            <text:list-item>
              <text:p text:style-name="P8">Choosing an assembly method</text:p>
            </text:list-item>
            <text:list-item>
              <text:p text:style-name="P24">Component Cost Analysis</text:p>
              <text:list>
                <text:list-item>
                  <text:p text:style-name="P24">Economies of Scale</text:p>
                </text:list-item>
                <text:list-item>
                  <text:p text:style-name="P24">Fabrication Success Rate</text:p>
                </text:list-item>
                <text:list-item>
                  <text:p text:style-name="P24">Raw Material Costs</text:p>
                </text:list-item>
                <text:list-item>
                  <text:p text:style-name="P24">Reusing “Scrap”</text:p>
                </text:list-item>
              </text:list>
            </text:list-item>
            <text:list-item>
              <text:p text:style-name="P25">Project design on a team</text:p>
            </text:list-item>
          </text:list>
        </text:list-item>
        <text:list-item>
          <text:p text:style-name="P8">Mechanical Engineers must be more</text:p>
          <text:list>
            <text:list-item>
              <text:p text:style-name="P8"><text:span text:style-name="T1">Introduction to </text:span>Electrical <text:span text:style-name="T1">Engineering</text:span></text:p>
              <text:list>
                <text:list-item>
                  <text:p text:style-name="P21">AC – DC</text:p>
                </text:list-item>
                <text:list-item>
                  <text:p text:style-name="P21">Ohms Law</text:p>
                </text:list-item>
                <text:list-item>
                  <text:p text:style-name="P21">What is Digital Electronics?</text:p>
                </text:list-item>
                <text:list-item>
                  <text:p text:style-name="P21">Voltage and Amperage Requirements</text:p>
                </text:list-item>
              </text:list>
            </text:list-item>
            <text:list-item>
              <text:p text:style-name="P8">Motors</text:p>
              <text:list>
                <text:list-item>
                  <text:p text:style-name="P8">DC</text:p>
                  <text:list>
                    <text:list-item>
                      <text:p text:style-name="P26">Brush</text:p>
                    </text:list-item>
                    <text:list-item>
                      <text:p text:style-name="P26">Brushless</text:p>
                    </text:list-item>
                    <text:list-item>
                      <text:p text:style-name="P26">Permanent magnet</text:p>
                    </text:list-item>
                    <text:list-item>
                      <text:p text:style-name="P26">Wound Stators</text:p>
                    </text:list-item>
                  </text:list>
                </text:list-item>
                <text:list-item>
                  <text:p text:style-name="P8">AC </text:p>
                  <text:list>
                    <text:list-item>
                      <text:p text:style-name="P26">Induction</text:p>
                    </text:list-item>
                    <text:list-item>
                      <text:p text:style-name="P26">Synchronous</text:p>
                    </text:list-item>
                  </text:list>
                </text:list-item>
                <text:list-item>
                  <text:p text:style-name="P8">Servo</text:p>
                </text:list-item>
                <text:list-item>
                  <text:p text:style-name="P8">Stepper</text:p>
                </text:list-item>
                <text:list-item>
                  <text:p text:style-name="P8">Selection Process</text:p>
                  <text:list>
                    <text:list-item>
                      <text:p text:style-name="P26">Which type why and when</text:p>
                    </text:list-item>
                    <text:list-item>
                      <text:p text:style-name="P26">How to “size” a motor</text:p>
                    </text:list-item>
                  </text:list>
                </text:list-item>
              </text:list>
            </text:list-item>
            <text:list-item>
              <text:p text:style-name="P21">Sensors</text:p>
              <text:list>
                <text:list-item>
                  <text:p text:style-name="P21">Pressure</text:p>
                </text:list-item>
                <text:list-item>
                  <text:p text:style-name="P21">Thermal</text:p>
                  <text:list>
                    <text:list-item>
                      <text:p text:style-name="P15">RTD</text:p>
                    </text:list-item>
                    <text:list-item>
                      <text:p text:style-name="P15">Thermistor</text:p>
                    </text:list-item>
                    <text:list-item>
                      <text:p text:style-name="P15">Thermocouple</text:p>
                    </text:list-item>
                  </text:list>
                </text:list-item>
                <text:list-item>
                  <text:p text:style-name="P23">Position, Velocity, Acceleration</text:p>
                </text:list-item>
                <text:list-item>
                  <text:p text:style-name="P23">Calibration</text:p>
                  <text:list>
                    <text:list-item>
                      <text:p text:style-name="P23">NIST</text:p>
                    </text:list-item>
                    <text:list-item>
                      <text:p text:style-name="P23">ISO</text:p>
                    </text:list-item>
                    <text:list-item>
                      <text:p text:style-name="P23">Calibration services</text:p>
                    </text:list-item>
                  </text:list>
                </text:list-item>
              </text:list>
            </text:list-item>
            <text:list-item>
              <text:p text:style-name="P21">Digital Electronics</text:p>
              <text:list>
                <text:list-item>
                  <text:p text:style-name="P21">What is binary?</text:p>
                </text:list-item>
                <text:list-item>
                  <text:p text:style-name="P21"><text:soft-page-break/>Serial vs Parallel</text:p>
                </text:list-item>
                <text:list-item>
                  <text:p text:style-name="P21"/>
                </text:list-item>
              </text:list>
            </text:list-item>
            <text:list-item>
              <text:p text:style-name="P8">Process Controller<text:span text:style-name="T1">s</text:span></text:p>
              <text:list>
                <text:list-item>
                  <text:p text:style-name="P21">Microcontrollers</text:p>
                  <text:list>
                    <text:list-item>
                      <text:p text:style-name="P21">Arduino</text:p>
                    </text:list-item>
                  </text:list>
                </text:list-item>
                <text:list-item>
                  <text:p text:style-name="P21">PID (Proportional – Integral – Derivative) Controllers</text:p>
                </text:list-item>
              </text:list>
            </text:list-item>
            <text:list-item>
              <text:p text:style-name="P21">Data Acquisition</text:p>
              <text:list>
                <text:list-item>
                  <text:p text:style-name="P21">Nyquist Criterion</text:p>
                </text:list-item>
                <text:list-item>
                  <text:p text:style-name="P21">Analog to Digital Converters</text:p>
                </text:list-item>
                <text:list-item>
                  <text:p text:style-name="P21">Multiplexing</text:p>
                </text:list-item>
                <text:list-item>
                  <text:p text:style-name="P25">National Instruments Hardware</text:p>
                </text:list-item>
                <text:list-item>
                  <text:p text:style-name="P25">National Instruments Software</text:p>
                  <text:p text:style-name="P21"/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3:16:50.819760382</meta:creation-date>
    <dc:date>2015-04-05T21:45:52.478060444</dc:date>
    <meta:editing-duration>PT23H30M39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6" meta:paragraph-count="234" meta:word-count="704" meta:character-count="3513" meta:non-whitespace-character-count="3260"/>
  </office:meta>
</office:document-meta>
</file>